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text-properties style:font-name="DejaVu Sans" fo:font-size="10pt" style:font-size-asian="10pt" style:font-size-complex="10pt"/>
    </style:style>
    <style:style style:name="P12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26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DejaVu Sans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0">STER</text:p>
      <text:p text:style-name="P10"/>
      <text:p text:style-name="P9">Dokumentacja projektu</text:p>
      <text:p text:style-name="P1"/>
      <text:p text:style-name="P1"/>
      <text:p text:style-name="P1">Temat projektu: Sterownik do komunikacji IPC</text:p>
      <text:p text:style-name="P4"/>
      <text:p text:style-name="P27"><text:tab/>Sterownik testowany był na dwóch komputerach o platformie x86_64, na systemach ArchLinux opartych na kompilowanych z kodów źródłowych jądrach Linux 4.1.2 i 4.2.0. </text:p>
      <text:p text:style-name="P27"/>
      <text:p text:style-name="P27"><text:tab/>Razem z plikami źródłowymi dołączone są pliki Makefile – celem kompilacji należy wpisać jedynie make w obu folderach. </text:p>
      <text:p text:style-name="P5"><text:span text:style-name="T1"><text:tab/></text:span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1123800851966690378" text:style-name="L1">
        <text:list-item>
          <text:list>
            <text:list-item>
              <text:p text:style-name="P12">nie czeka jeszcze na żadne zdarzenie</text:p>
            </text:list-item>
            <text:list-item>
              <text:p text:style-name="P12">może wyemitować zdarzenie, na który wątek badany chce oczekiwać, lub przez który inny wątek zostanie odblokowany i ten inny wątek będzie mógł rzucić zdarzeniem na który wątek badany chce oczekiwać. </text:p>
              <text:p text:style-name="P12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zdarzenie na które badany proces/wątek chce oczekiwać. </text:p>
      <text:p text:style-name="P5"><text:tab/>2 funkcja sprawdza, czy obecnie badany proces rzucający dane zdarzenie już oczekuje na to samo zdarzenie (tzn. sytuacja gdy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zdarzenie na które to proces oczekuje. Jeśli nie, oznacza to teoretyczny brak zakleszczenia. </text:p>
      <text:p text:style-name="P5"/>
      <text:p text:style-name="P4">Opis API użytkownika:</text:p>
      <text:p text:style-name="P5"/>
      <text:p text:style-name="P5">int event_set(char *name) – funkcja tworzy nowe zdarzenie o nazwie z argumentu, lub dopuszcza proces/wątek do użytkowania zdarzenia. Funkcja zwraca numeryczne oznaczenie zdarzenia (deskryptor pliku pełni tę funkcję) gdy proces został dopuszczony do zdarzenia, lub w przypadku błędu ustawia wartość -1 i ustawia odpowiednio wartość zmiennej errno.</text:p>
      <text:p text:style-name="P5"/>
      <text:p text:style-name="P5">int event_wait(int event_num) - funkcja, której celem jest oczekiwanie na nazwane zdarzenie. </text:p>
      <text:p text:style-name="P5">Funkcja zwraca 0, gdy oczekiwanie się powiodło, lub wartość -1, gdy z jakiegoś powodu funkcja <text:soft-page-break/>nie może oczekiwać, lub oczekiwanie zostało przerwane.</text:p>
      <text:p text:style-name="P5"/>
      <text:p text:style-name="P5">int event_wait_group(char **events, int events_cnt) – oczekiwanie na jedno z grupy zdarzeń. Parametr events_cnt określa liczbę zdarzeń, która ma być pobrana ze wskaźnika char **events. </text:p>
      <text:p text:style-name="P5">Funkcja zwraca numer zdarzenia w przekazanej tablicy, które zostało odebrane, lub wartość -1 w przeciwnym wypadku. Stosownie do błędu ustawia errno.</text:p>
      <text:p text:style-name="P5">int event_throw(int event_num) - rzucanie zdarzeniem. Funkcja zwraca 0, gdy rzucenie zdarzeniem jest możliwe, -1 w przeciwnym wypadku. Errno ustawione stosownie do błędu. </text:p>
      <text:p text:style-name="P5">int event_unset(int event_num) 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int event_check_error_exit(int rt, char *st) oraz int event_check_error(int rt, char *st) – prezentacja błedu. Pierwsza funkcja powoduje zakończenie wątku/procesu.</text:p>
      <text:p text:style-name="P5"/>
      <text:p text:style-name="P4">Opis sterownika:</text:p>
      <text:p text:style-name="P5"/>
      <text:p text:style-name="P8">Sterownik opiera się na strukturze:</text:p>
      <text:p text:style-name="P5"/>
      <text:p text:style-name="P5">struct events { </text:p>
      <text:p text:style-name="P5"><text:tab/>const char *driver_name; </text:p>
      <text:p text:style-name="P5"><text:tab/>struct cdev *cdev; </text:p>
      <text:p text:style-name="P5"><text:tab/>dev_t dev; </text:p>
      <text:p text:style-name="P5"><text:tab/>struct class *class; </text:p>
      <text:p text:style-name="P5"><text:tab/>struct file_operations fops; </text:p>
      <text:p text:style-name="P5"><text:tab/>struct device *device; </text:p>
      <text:p text:style-name="P5"><text:tab/>struct list_head event_list; </text:p>
      <text:p text:style-name="P5"><text:tab/>struct mutex lock; </text:p>
      <text:p text:style-name="P5"><text:tab/>unsigned int event_cnt; </text:p>
      <text:p text:style-name="P5">}; </text:p>
      <text:p text:style-name="P5"/>
      <text:p text:style-name="P5">W celu synchronizacji dostępu do danych zastosowano mutex o nazwie lock. Każde zdarzenie zawarte jest w liście event_list. Zmienna event_cnt monitoruje liczbę elementów. W przypadku gdy jest liczba zdarzeń jest równa 0 i zmienna ma zostać dekrementowana, następuje generacja poważnego błędu systemowego Oops przez funkcję pomocniczą generate_oops().</text:p>
      <text:p text:style-name="P5"/>
      <text:p text:style-name="P5">Powyższa struktura jest tworzona tylko raz, poprzez zmienną globalną.</text:p>
      <text:p text:style-name="P5"/>
      <text:p text:style-name="P5">Każde zdażenie reprezentowane jest przez strukturę:</text:p>
      <text:p text:style-name="P5">struct event { </text:p>
      <text:p text:style-name="P5"><text:tab/>char *name; </text:p>
      <text:p text:style-name="P5"><text:tab/>struct completion **wait; </text:p>
      <text:p text:style-name="P5"><text:tab/>char **completed_by; </text:p>
      <text:p text:style-name="P5"><text:tab/>unsigned int s_comp; </text:p>
      <text:p text:style-name="P5"><text:tab/>unsigned int g_comp; </text:p>
      <text:p text:style-name="P5"><text:tab/>struct list_head element; </text:p>
      <text:p text:style-name="P5"><text:tab/>struct task_struct **proc_throws; </text:p>
      <text:p text:style-name="P5"><text:tab/>struct task_struct **proc_waits; </text:p>
      <text:p text:style-name="P5">}; </text:p>
      <text:p text:style-name="P5"/>
      <text:p text:style-name="P5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/>
      <text:p text:style-name="P5">Zmienne struct task_struct **proc_throws/waits wykorzystywane przez algorytm wykrywający zakleszczenie. Tablice te inicjalizowane są przez macro current – macro to przekazuje ws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<text:soft-page-break/>Zmienna completed_by zastosowana dla otrzymywania informacji o tym, które zdarzenie zostało odebrane przy oczekiwaniu grupowym. </text:p>
      <text:p text:style-name="P5"/>
      <text:p text:style-name="P6">Zmienne globalne sterownika:</text:p>
      <text:p text:style-name="P6"/>
      <text:p text:style-name="P5"><text:tab/>Sterownik posiada 4 parametry które można zmienić podczas ładowania modułu:</text:p>
      <text:list xml:id="list7647598457777205344" text:style-name="L2">
        <text:list-item>
          <text:list>
            <text:list-item>
              <text:p text:style-name="P13">glob_name_size – zmienna określająca maksymalną liczbę znaków nazwy zdarzenia.</text:p>
            </text:list-item>
            <text:list-item>
              <text:p text:style-name="P13">glob_event_cnt_max – zmienna określająca maksymalną liczbę zdarzeń jaką sterownik w jednym momencie może obsługiwać.</text:p>
            </text:list-item>
            <text:list-item>
              <text:p text:style-name="P13">glob_compl_cnt_max – zmienna określająca maksymalną liczbę struktury completion.</text:p>
            </text:list-item>
            <text:list-item>
              <text:p text:style-name="P13">glob_proc – zmienna określająca maksymalną liczbę procesów mogących emitować określone zdarzenie lub czekać na określone zdarzenie.</text:p>
              <text:p text:style-name="P13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28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6693541369318119260" text:style-name="L3">
        <text:list-item>
          <text:list>
            <text:list-item>
              <text:p text:style-name="P14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4">const char __user *buf – bufer w którym znajduje się nazwa zdarzenia do utworzenia/do którego proces/wątek ma się podłączyć.</text:p>
            </text:list-item>
            <text:list-item>
              <text:p text:style-name="P14">Struct events *cmc – wskaźnik do pomocniczej struktury events. </text:p>
            </text:list-item>
          </text:list>
        </text:list-item>
      </text:list>
      <text:p text:style-name="P5"><text:tab/></text:p>
      <text:p text:style-name="P5"><text:tab/>Zasada działania funkcji: </text:p>
      <text:list xml:id="list5008918440586910129" text:style-name="L4">
        <text:list-item>
          <text:list>
            <text:list-item>
              <text:p text:style-name="P15">kopiowanie nazwy użytkownika do bufora w kernelspace'ie.</text:p>
            </text:list-item>
            <text:list-item>
              <text:p text:style-name="P15">Wyszukiwanie zdarzenia o takiej nazwie: jeśli nie ma takiego zdarzenia tworzone jest nowe zdarzenie, jeśli jest krok tworzenia jest pomijany.</text:p>
            </text:list-item>
            <text:list-item>
              <text:p text:style-name="P15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<text:tab/>Znaczenie argumentów:</text:p>
      <text:list xml:id="list1456554957851339043" text:style-name="L5">
        <text:list-item>
          <text:list>
            <text:list-item>
              <text:p text:style-name="P16">struct file *file – z pola private_data pobierany jest wskaźnik na zdarzenie na które <text:tab/>program na oczekiwać.</text:p>
            </text:list-item>
            <text:list-item>
              <text:p text:style-name="P16">struct events *cmc – wskaźnik do struktury events na której sterownik się opiera. </text:p>
            </text:list-item>
          </text:list>
        </text:list-item>
      </text:list>
      <text:p text:style-name="P5"><text:tab/></text:p>
      <text:p text:style-name="P5"><text:tab/>Zasada działania funkcji:</text:p>
      <text:list xml:id="list4802617906702741351" text:style-name="L6">
        <text:list-item>
          <text:list>
            <text:list-item>
              <text:p text:style-name="P17">inkrementacja zmiennej s_comp należącej do zdarzenia,</text:p>
            </text:list-item>
            <text:list-item>
              <text:p text:style-name="P17">dodanie wskaźnika struktury obecnego zadania przez macro current do tablicy proc_waits danego zdarzenia.</text:p>
            </text:list-item>
            <text:list-item>
              <text:p text:style-name="P17">Sprawdzenie czy występuje zakleszczenie. Jeśli tak – cofnięcie powyższych zmian.</text:p>
            </text:list-item>
            <text:list-item>
              <text:p text:style-name="P17">Jeśli nie – następuje przejście do funkcji wait_for_completion_interruptible</text:p>
            </text:list-item>
            <text:list-item>
              <text:p text:style-name="P17">dekrementacja zmiennej s_comp i usunięcie procesu z tablicy proc_waits.</text:p>
            </text:list-item>
          </text:list>
        </text:list-item>
      </text:list>
      <text:p text:style-name="P5"/>
      <text:p text:style-name="P6">int events_group_wait(struct events *cmc, const char __user *user_buf)</text:p>
      <text:p text:style-name="P5"/>
      <text:p text:style-name="P5"><text:tab/>Funkcja odpowiedzialna za oczekiwanie grupowe. </text:p>
      <text:p text:style-name="P5"><text:tab/>Znaczenie argumentów:</text:p>
      <text:list xml:id="list8357845366731042475" text:style-name="L7">
        <text:list-item>
          <text:list>
            <text:list-item>
              <text:p text:style-name="P18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8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<text:soft-page-break/><text:tab/>Zasada działania funkcji:</text:p>
      <text:list xml:id="list6404748229550928407" text:style-name="L8">
        <text:list-item>
          <text:list>
            <text:list-item>
              <text:p text:style-name="P19">Pobranie zdarzeń na które ma proces oczekiwać </text:p>
            </text:list-item>
            <text:list-item>
              <text:p text:style-name="P19">Utworzenie nowej struktury completion</text:p>
            </text:list-item>
            <text:list-item>
              <text:p text:style-name="P19">Umieszczenie w każdym zdarzeniu na który proces ma oczekiwać wskaźnika do struktury completion oraz wskaźnika do struktury task_structure w tablicy proc_waits.</text:p>
            </text:list-item>
            <text:list-item>
              <text:p text:style-name="P19">Sprawdzenie czy nie następuje deadlock. Jeśli tak powyższe zmiany są cofane.</text:p>
            </text:list-item>
            <text:list-item>
              <text:p text:style-name="P19">Przystąpienie do oczekiwania przez wywołanie funkcji wait_for_completion_interruptible.</text:p>
            </text:list-item>
            <text:list-item>
              <text:p text:style-name="P19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<text:tab/>Znaczenie argumentów:</text:p>
      <text:list xml:id="list8916243234971022045" text:style-name="L9">
        <text:list-item>
          <text:list>
            <text:list-item>
              <text:p text:style-name="P20">struct file *file – Zmienna zawiera w polu private_data wskaźnik do zdarzenia mającego zostać wyemitowane.</text:p>
            </text:list-item>
            <text:list-item>
              <text:p text:style-name="P20">Struct events *cmc – wskaźnik do pomocniczej struktury events. </text:p>
            </text:list-item>
          </text:list>
        </text:list-item>
      </text:list>
      <text:p text:style-name="P5"><text:tab/></text:p>
      <text:p text:style-name="P5"><text:tab/>Zasada działania funkcji:</text:p>
      <text:list xml:id="list1610454761811711829" text:style-name="L10">
        <text:list-item>
          <text:list>
            <text:list-item>
              <text:p text:style-name="P21">Sprawdzanie czy obecny proces może emitować zdarzenie</text:p>
            </text:list-item>
            <text:list-item>
              <text:p text:style-name="P21">wywołanie funkcji complete_all dla oczekiwania pojedynczego o ile takie istnieje.</text:p>
            </text:list-item>
            <text:list-item>
              <text:p text:style-name="P21">Sprawdzenie czy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<text:tab/>Znaczenie argumentów:</text:p>
      <text:list xml:id="list984710246659749105" text:style-name="L11">
        <text:list-item>
          <text:list>
            <text:list-item>
              <text:p text:style-name="P22">struct file *file – Zmienna zawiera w polu private_data wskaźnik do zdarzenia mającego zostać usunięte.</text:p>
            </text:list-item>
            <text:list-item>
              <text:p text:style-name="P22">struct events *cmc – wskaźnik do pomocniczej struktury events.</text:p>
            </text:list-item>
          </text:list>
        </text:list-item>
      </text:list>
      <text:p text:style-name="P5"/>
      <text:p text:style-name="P5"><text:tab/>Zasada działania funkcji:</text:p>
      <text:list xml:id="list6697015313036155101" text:style-name="L12">
        <text:list-item>
          <text:list>
            <text:list-item>
              <text:p text:style-name="P23">Sprawdzenie czy możliwe jest usunięcie procesu ze zdarzenia: weryfikacji podlega:</text:p>
              <text:list>
                <text:list-item>
                  <text:p text:style-name="P23">czy dany proces zarejestrował zdarzenie,</text:p>
                </text:list-item>
                <text:list-item>
                  <text:p text:style-name="P23">czy usunięcie zdarzenia spowoduje zakleszczenie innych wątków/procesów.</text:p>
                </text:list-item>
              </text:list>
            </text:list-item>
          </text:list>
        </text:list-item>
      </text:list>
      <text:list xml:id="list1944248006428515212" text:style-name="L13">
        <text:list-item>
          <text:list>
            <text:list-item>
              <text:p text:style-name="P24">Jeśli istnieje możliwość wyrejestrownia procesu ze zdarzenia usuwany jest wskaźnik do struktury task_struct procesu wywołującego funkcję events_unset</text:p>
            </text:list-item>
            <text:list-item>
              <text:p text:style-name="P24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<text:tab/>Znaczenie argumentów:</text:p>
      <text:list xml:id="list3504419741092608673" text:style-name="L14">
        <text:list-item>
          <text:list>
            <text:list-item>
              <text:p text:style-name="P25">struct inode *inode – niewykorzystywany</text:p>
            </text:list-item>
            <text:list-item>
              <text:p text:style-name="P25">struct file *file - Zmienna zawiera w polu private_data wskaźnik do zdarzenia mającego zostać poprawione przez funkcję.</text:p>
              <text:p text:style-name="P25"/>
            </text:list-item>
          </text:list>
        </text:list-item>
      </text:list>
      <text:p text:style-name="P5"><text:tab/>Funkcja jest wywoływana podczas zamykania pliku urządzenia. Dzięki temu, że system <text:tab/>automatycznie zamyka otwarte pliki przy usuwaniu procesu/wątku, możliwa jest stabilna <text:tab/>praca sterownika przy nieprawidłowo zakończonym procesie (tzn. z pominięciem <text:tab/>odrejestrowania procesu od zdarzenia).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3T13:50:06</dc:date>
    <dc:creator>Konrad Gotfryd</dc:creator>
    <meta:editing-duration>PT3H29M46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4" meta:paragraph-count="125" meta:word-count="1391" meta:character-count="10251"/>
  </office:meta>
</office:document-meta>
</file>